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fo:font-weight="bold" officeooo:rsid="000d0d92" officeooo:paragraph-rsid="0087518e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fo:language="en" fo:country="US" fo:font-weight="bold" officeooo:rsid="009d7a03" officeooo:paragraph-rsid="009d7a03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font-style-asian="normal" style:font-weight-asian="bold" style:font-name-complex="sans-serif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87518e" style:font-size-asian="14pt" style:font-style-asian="normal" style:font-weight-asian="normal" style:font-name-complex="Times New Roman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892653" officeooo:paragraph-rsid="008d4afa" style:font-size-asian="18pt" style:font-style-asian="normal" style:font-weight-asian="normal" style:font-name-complex="Times New Roman" style:font-size-complex="18pt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7518e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language="ru" fo:country="RU" officeooo:paragraph-rsid="008d4afa"/>
    </style:style>
    <style:style style:name="P10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09731c9" officeooo:paragraph-rsid="0087518e" style:font-size-asian="18pt" style:language-asian="zxx" style:country-asian="none" style:font-style-asian="normal" style:font-weight-asian="normal" style:font-name-complex="Times New Roman" style:font-size-complex="18pt" style:language-complex="zxx" style:country-complex="non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a97e6b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language="en" fo:country="US" fo:font-weight="bold" officeooo:rsid="001c7803" officeooo:paragraph-rsid="00a97e6b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252525" style:font-name="sans-serif" fo:font-size="10pt" fo:letter-spacing="normal" fo:language="ru" fo:country="RU" fo:font-style="normal" fo:font-weight="bold" officeooo:paragraph-rsid="0087518e" style:font-size-asian="10pt" style:language-asian="zxx" style:country-asian="none" style:font-style-asian="normal" style:font-weight-asian="bold" style:font-name-complex="sans-serif" style:language-complex="zxx" style:country-complex="none"/>
    </style:style>
    <style:style style:name="P14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fo:letter-spacing="normal" fo:language="ru" fo:country="RU" officeooo:paragraph-rsid="0087518e"/>
    </style:style>
    <style:style style:name="P15" style:family="paragraph" style:parent-style-name="Text_20_body">
      <style:paragraph-properties fo:margin-left="11.299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language="ru" fo:country="RU" officeooo:paragraph-rsid="0087518e"/>
    </style:style>
    <style:style style:name="P16" style:family="paragraph" style:parent-style-name="Text_20_body" style:master-page-name="">
      <style:paragraph-properties fo:margin-left="11.299cm" fo:margin-right="1.7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language="ru" fo:country="RU" officeooo:paragraph-rsid="0087518e"/>
    </style:style>
    <style:style style:name="P17" style:family="paragraph" style:parent-style-name="Text_20_body">
      <style:paragraph-properties fo:margin-left="1.27cm" fo:margin-right="1.7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fa9a8" officeooo:paragraph-rsid="0087518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P18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officeooo:paragraph-rsid="00a4fdad"/>
    </style:style>
    <style:style style:name="P19" style:family="paragraph" style:parent-style-name="Standard">
      <style:paragraph-properties fo:margin-top="0.27cm" fo:margin-bottom="0cm" loext:contextual-spacing="false" fo:text-align="center" style:justify-single-word="false"/>
      <style:text-properties fo:font-size="14pt" fo:language="en" fo:country="US" fo:font-weight="bold" officeooo:rsid="001c7803" officeooo:paragraph-rsid="004c9e02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Monaco" fo:font-size="10pt" officeooo:rsid="00a7024b" officeooo:paragraph-rsid="00a7024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Monaco" fo:font-size="10pt" officeooo:rsid="00ab5263" officeooo:paragraph-rsid="00ab5263" style:font-size-asian="10pt" style:font-size-complex="10pt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aco" fo:font-size="7.5pt" officeooo:rsid="008fff45" officeooo:paragraph-rsid="00a4fdad" style:font-size-asian="7.5pt" style:font-size-complex="7.5pt"/>
    </style:style>
    <style:style style:name="P23" style:family="paragraph" style:parent-style-name="Standard">
      <style:paragraph-properties fo:margin-top="0.27cm" fo:margin-bottom="0cm" loext:contextual-spacing="false" fo:text-align="center" style:justify-single-word="false"/>
      <style:text-properties fo:font-size="12pt" fo:language="en" fo:country="US" fo:font-weight="bold" officeooo:rsid="00aed361" officeooo:paragraph-rsid="00aed36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.27cm" fo:margin-bottom="0cm" loext:contextual-spacing="false" fo:text-align="start" style:justify-single-word="false"/>
      <style:text-properties fo:font-size="12pt" fo:language="en" fo:country="US" fo:font-weight="bold" officeooo:rsid="00aed361" officeooo:paragraph-rsid="00aed361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.27cm" fo:margin-bottom="0cm" loext:contextual-spacing="false" fo:text-align="start" style:justify-single-word="false"/>
      <style:text-properties fo:font-size="12pt" fo:language="en" fo:country="US" fo:font-weight="bold" officeooo:rsid="00aff858" officeooo:paragraph-rsid="00aff85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bold" officeooo:rsid="00aff858" officeooo:paragraph-rsid="00aff85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aff858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b7809e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Monaco" fo:font-size="11pt" fo:language="en" fo:country="US" fo:font-weight="normal" officeooo:rsid="00aff858" officeooo:paragraph-rsid="00b8e98e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Monaco" fo:font-size="10pt" officeooo:rsid="00a7024b" officeooo:paragraph-rsid="00a7024b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Monaco" fo:font-size="10pt" officeooo:rsid="00a7024b" officeooo:paragraph-rsid="00ad6b4f" style:font-size-asian="10pt" style:font-size-complex="10pt"/>
    </style:style>
    <style:style style:name="T1" style:family="text">
      <style:text-properties fo:language="en" fo:country="US" officeooo:rsid="00a3eb28"/>
    </style:style>
    <style:style style:name="T2" style:family="text">
      <style:text-properties fo:language="en" fo:country="US" officeooo:rsid="00adc8cf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name-complex="Times New Roman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39199" style:font-size-asian="14pt" style:font-style-asian="normal" style:font-weight-asian="normal" style:font-name-complex="Times New Roman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name-complex="Times New Roman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83119" style:font-size-asian="14pt" style:font-style-asian="normal" style:font-weight-asian="normal" style:font-name-complex="Times New Roman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f8248" style:font-size-asian="14pt" style:font-style-asian="normal" style:font-weight-asian="normal" style:font-name-complex="Times New Roman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8b6f52" style:font-size-asian="14pt" style:font-style-asian="normal" style:font-weight-asian="normal" style:font-name-complex="Times New Roman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fa9a8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8d2a3e" style:font-size-asian="14pt" style:language-asian="zxx" style:country-asian="none" style:font-style-asian="normal" style:font-weight-asian="normal" style:font-name-complex="Times New Roman" style:language-complex="zxx" style:country-complex="none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18pt" style:font-style-asian="normal" style:font-weight-asian="normal" style:font-name-complex="Times New Roman" style:font-size-complex="18pt"/>
    </style:style>
    <style:style style:name="T13" style:family="text">
      <style:text-properties fo:font-variant="normal" fo:text-transform="none" fo:color="#000000" style:font-name="Times New Roman" fo:font-size="18pt" fo:letter-spacing="normal" fo:font-style="normal" fo:font-weight="normal" officeooo:rsid="002b2807" style:font-size-asian="18pt" style:font-style-asian="normal" style:font-weight-asian="normal" style:font-name-complex="Times New Roman" style:font-size-complex="18pt"/>
    </style:style>
    <style:style style:name="T14" style:family="text">
      <style:text-properties fo:font-variant="normal" fo:text-transform="none" fo:color="#000000" style:font-name="Times New Roman" fo:font-size="18pt" fo:letter-spacing="normal" fo:font-style="normal" fo:font-weight="normal" officeooo:rsid="00892653" style:font-size-asian="18pt" style:font-style-asian="normal" style:font-weight-asian="normal" style:font-name-complex="Times New Roman" style:font-size-complex="18pt"/>
    </style:style>
    <style:style style:name="T15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a3eb28" style:font-size-asian="18pt" style:font-style-asian="normal" style:font-weight-asian="normal" style:font-name-complex="Times New Roman" style:font-size-complex="18pt"/>
    </style:style>
    <style:style style:name="T16" style:family="text">
      <style:text-properties fo:font-variant="normal" fo:text-transform="none" fo:color="#000000" style:font-name="Times New Roman" fo:font-size="18pt" fo:letter-spacing="normal" fo:language="en" fo:country="US" fo:font-style="normal" fo:font-weight="normal" officeooo:rsid="00ad6b4f" style:font-size-asian="18pt" style:font-style-asian="normal" style:font-weight-asian="normal" style:font-name-complex="Times New Roman" style:font-size-complex="18pt"/>
    </style:style>
    <style:style style:name="T17" style:family="text">
      <style:text-properties fo:font-variant="normal" fo:text-transform="none" fo:color="#252525" style:font-name="sans-serif" fo:font-size="10pt" fo:letter-spacing="normal" fo:font-style="normal" fo:font-weight="bold" style:font-size-asian="10pt" style:font-style-asian="normal" style:font-weight-asian="bold" style:font-name-complex="sans-serif"/>
    </style:style>
    <style:style style:name="T18" style:family="text">
      <style:text-properties officeooo:rsid="00a3eb28"/>
    </style:style>
    <style:style style:name="T19" style:family="text">
      <style:text-properties officeooo:rsid="00adc8cf"/>
    </style:style>
    <style:style style:name="T20" style:family="text">
      <style:text-properties officeooo:rsid="00aff8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национальный исследовательский университет </text:p>
      <text:p text:style-name="P8"><text:span text:style-name="T17">информационных технологий, механики и оптики</text:span><text:span text:style-name="T6"><text:line-break/></text:span><text:span text:style-name="T17">(Университет ИТМО)</text:span><text:span text:style-name="T6"> </text:span><text:bookmark text:name="report_R98097615122270904"/></text:p>
      <text:p text:style-name="P4">Факультет программной инженерии и компьютерной техники</text:p>
      <text:p text:style-name="P13">Кафедра вычислительной техники</text:p>
      <text:p text:style-name="P5"/>
      <text:p text:style-name="P7"> </text:p>
      <text:p text:style-name="P7"> </text:p>
      <text:p text:style-name="P7"> </text:p>
      <text:p text:style-name="P7"> </text:p>
      <text:p text:style-name="P7"> </text:p>
      <text:p text:style-name="P8"><text:span text:style-name="T12">Лабораторная работа №</text:span><text:span text:style-name="T13"> </text:span><text:span text:style-name="T16">3</text:span></text:p>
      <text:p text:style-name="P9"><text:span text:style-name="T12">по </text:span><text:span text:style-name="T14">дисциплине </text:span></text:p>
      <text:p text:style-name="P6">«Языки системного программирования»</text:p>
      <text:p text:style-name="P10">«<text:span text:style-name="T19">Язык </text:span><text:span text:style-name="T2">C</text:span>»</text:p>
      <text:p text:style-name="P14"> </text:p>
      <text:p text:style-name="P14"> </text:p>
      <text:p text:style-name="P14"> </text:p>
      <text:p text:style-name="P14"> </text:p>
      <text:p text:style-name="P14"> </text:p>
      <text:p text:style-name="P16"><text:span text:style-name="T6">Выполнил<text:line-break/>студент </text:span><text:span text:style-name="T9">2</text:span><text:span text:style-name="T6"> курса,<text:line-break/>группы P3</text:span><text:span text:style-name="T9">2</text:span><text:span text:style-name="T6">00<text:line-break/>Cапожников Борис Константинович</text:span></text:p>
      <text:p text:style-name="P15"><text:span text:style-name="T7">Р</text:span><text:span text:style-name="T6">уководител</text:span><text:span text:style-name="T8">ь</text:span><text:span text:style-name="T6">:</text:span></text:p>
      <text:p text:style-name="P15"><text:span text:style-name="T10">кандидат технических наук</text:span> <text:span text:style-name="T6"><text:line-break/></text:span><text:span text:style-name="T10">Б</text:span><text:span text:style-name="T11">алакшин Павел Валерьевич</text:span></text:p>
      <text:p text:style-name="P17"/>
      <text:p text:style-name="P7"> </text:p>
      <text:p text:style-name="P7"> </text:p>
      <text:p text:style-name="P7"> </text:p>
      <text:p text:style-name="P7"> </text:p>
      <text:p text:style-name="P7"> </text:p>
      <text:p text:style-name="P1"><text:span text:style-name="T4">Санкт-Петербург — 201</text:span><text:span text:style-name="T5">6</text:span></text:p>
      <text:p text:style-name="P2"/>
      <text:p text:style-name="P19"><text:soft-page-break/>Текст исходной программы<text:span text:style-name="T3">:</text:span></text:p>
      <text:p text:style-name="P24"/>
      <text:p text:style-name="P27">#include &lt;stdio.h&gt;</text:p>
      <text:p text:style-name="P27">#include &lt;stdlib.h&gt;</text:p>
      <text:p text:style-name="P27">#include &lt;math.h&gt; /* sqrt */</text:p>
      <text:p text:style-name="P27"/>
      <text:p text:style-name="P27">int sum( const int * const array, size_t n);</text:p>
      <text:p text:style-name="P27">int is_prime( unsigned long num );</text:p>
      <text:p text:style-name="P27"/>
      <text:p text:style-name="P27">int array[] = {1,2,3,4,5,6,7,8,9,10};</text:p>
      <text:p text:style-name="P27"/>
      <text:p text:style-name="P27">int main( int argc, char** argv ) {</text:p>
      <text:p text:style-name="P27"><text:tab/>int isValidNumber = 0;</text:p>
      <text:p text:style-name="P27"><text:tab/>unsigned long num=0L;</text:p>
      <text:p text:style-name="P27"/>
      <text:p text:style-name="P29"><text:tab/>int i;</text:p>
      <text:p text:style-name="P27"><text:tab/>int count;</text:p>
      <text:p text:style-name="P27"><text:tab/>int* dynamic_array=NULL;</text:p>
      <text:p text:style-name="P27"><text:tab/></text:p>
      <text:p text:style-name="P27"><text:tab/>printf("1. Sum of the static array elements = %i\n\n", sum(array, sizeof(array)/sizeof(array[0])));</text:p>
      <text:p text:style-name="P27"><text:tab/></text:p>
      <text:p text:style-name="P27"><text:tab/>printf("2. Enter the number and we will check is it prime or not: ");</text:p>
      <text:p text:style-name="P27"><text:tab/></text:p>
      <text:p text:style-name="P27"><text:tab/>do{</text:p>
      <text:p text:style-name="P27"><text:tab/>isValidNumber = scanf("%lu", &amp;num);</text:p>
      <text:p text:style-name="P27"><text:tab/>}while(!isValidNumber);</text:p>
      <text:p text:style-name="P27"><text:tab/></text:p>
      <text:p text:style-name="P28"><text:tab/>if(is_prime(num))</text:p>
      <text:p text:style-name="P27"><text:tab/>{</text:p>
      <text:p text:style-name="P27"><text:tab/><text:tab/>printf("\tNumber is prime\n\n");</text:p>
      <text:p text:style-name="P27"><text:tab/>}</text:p>
      <text:p text:style-name="P27"><text:tab/>else</text:p>
      <text:p text:style-name="P27"><text:tab/>{</text:p>
      <text:p text:style-name="P27"><text:tab/><text:tab/>printf("\tNumber isn't prime\n\n");</text:p>
      <text:p text:style-name="P27"><text:tab/>}</text:p>
      <text:p text:style-name="P27"><text:tab/>printf("3. Enter the number of elements in a dynamic array, and then the elements\n\t");</text:p>
      <text:p text:style-name="P27"><text:tab/></text:p>
      <text:p text:style-name="P27"><text:tab/>scanf("%i", &amp;count);</text:p>
      <text:p text:style-name="P27"><text:tab/>dynamic_array=calloc(count, sizeof(int));</text:p>
      <text:p text:style-name="P27"><text:tab/></text:p>
      <text:p text:style-name="P27"><text:tab/>for(i=0; i&lt;count; i++)</text:p>
      <text:p text:style-name="P27"><text:tab/>{</text:p>
      <text:p text:style-name="P27"><text:tab/><text:tab/>scanf("%i", &amp;dynamic_array[i]);</text:p>
      <text:p text:style-name="P27"><text:tab/>}</text:p>
      <text:p text:style-name="P27"><text:tab/></text:p>
      <text:p text:style-name="P27"><text:tab/>printf("\tSum of the dynamic array elements = %i\n", sum(dynamic_array, count));</text:p>
      <text:p text:style-name="P27"><text:tab/>free(dynamic_array);</text:p>
      <text:p text:style-name="P27"><text:tab/>return 0;</text:p>
      <text:p text:style-name="P27"/>
      <text:p text:style-name="P27">}</text:p>
      <text:p text:style-name="P27"/>
      <text:p text:style-name="P27"/>
      <text:p text:style-name="P27"/>
      <text:p text:style-name="P27"/>
      <text:p text:style-name="P27"/>
      <text:p text:style-name="P27"><text:soft-page-break/>int sum( const int * const array, size_t count) {</text:p>
      <text:p text:style-name="P27"><text:tab/>int total=0;</text:p>
      <text:p text:style-name="P27"><text:tab/>size_t i;</text:p>
      <text:p text:style-name="P27"><text:tab/>for (i=0; i&lt;count ; i++)</text:p>
      <text:p text:style-name="P27"><text:tab/>{</text:p>
      <text:p text:style-name="P27"><text:tab/><text:tab/>total+=array[i];</text:p>
      <text:p text:style-name="P27"><text:tab/>}</text:p>
      <text:p text:style-name="P27"><text:tab/>return total;</text:p>
      <text:p text:style-name="P27"><text:tab/></text:p>
      <text:p text:style-name="P27">}</text:p>
      <text:p text:style-name="P27"/>
      <text:p text:style-name="P27">int is_prime( unsigned long num ) {</text:p>
      <text:p text:style-name="P27"><text:tab/>int i;</text:p>
      <text:p text:style-name="P27"><text:tab/></text:p>
      <text:p text:style-name="P27"><text:tab/>if(num&lt;=1)</text:p>
      <text:p text:style-name="P27"><text:tab/>{</text:p>
      <text:p text:style-name="P27"><text:tab/><text:tab/>return 0;</text:p>
      <text:p text:style-name="P27"><text:tab/>}</text:p>
      <text:p text:style-name="P27"><text:tab/>else</text:p>
      <text:p text:style-name="P27"><text:tab/>{</text:p>
      <text:p text:style-name="P27"><text:tab/><text:tab/>for(i=2; (double)i&lt;=sqrt((double)num) ; i++)</text:p>
      <text:p text:style-name="P27"><text:tab/><text:tab/>{</text:p>
      <text:p text:style-name="P27"><text:tab/><text:tab/><text:tab/>if (num%i==0)</text:p>
      <text:p text:style-name="P27"><text:tab/><text:tab/><text:tab/>{</text:p>
      <text:p text:style-name="P27"><text:tab/><text:tab/><text:tab/><text:tab/>return 0;</text:p>
      <text:p text:style-name="P27"><text:tab/><text:tab/><text:tab/>}</text:p>
      <text:p text:style-name="P27"><text:tab/><text:tab/>}</text:p>
      <text:p text:style-name="P27"><text:tab/><text:tab/>return 1;</text:p>
      <text:p text:style-name="P27"><text:tab/>}</text:p>
      <text:p text:style-name="P27">}</text:p>
      <text:p text:style-name="P26"/>
      <text:p text:style-name="P25"/>
      <text:p text:style-name="P25"/>
      <text:p text:style-name="P25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, Ari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onaco" svg:font-family="Monaco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3:02:08.911000000</meta:creation-date>
    <meta:generator>LibreOffice/4.3.5.2$Windows_x86 LibreOffice_project/3a87456aaa6a95c63eea1c1b3201acedf0751bd5</meta:generator>
    <dc:date>2016-11-03T07:16:00.595000000</dc:date>
    <meta:editing-duration>P2DT44M27S</meta:editing-duration>
    <meta:editing-cycles>165</meta:editing-cycles>
    <meta:print-date>2016-09-15T09:18:50.634000000</meta:print-date>
    <meta:document-statistic meta:table-count="0" meta:image-count="0" meta:object-count="0" meta:page-count="3" meta:paragraph-count="100" meta:word-count="240" meta:character-count="1773" meta:non-whitespace-character-count="1511"/>
  </office:meta>
</office:document-meta>
</file>